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17ff3b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17ff3b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paragraph-properties fo:margin-top="0.199cm" fo:margin-bottom="0cm" style:contextual-spacing="false"/>
      <style:text-properties officeooo:paragraph-rsid="003f12a5"/>
    </style:style>
    <style:style style:name="P27" style:family="paragraph" style:parent-style-name="FILET_5f_POINTILLES">
      <style:paragraph-properties fo:margin-top="0.199cm" fo:margin-bottom="0cm" style:contextual-spacing="false" fo:text-align="justify" style:justify-single-word="false"/>
      <style:text-properties officeooo:paragraph-rsid="004ac152"/>
    </style:style>
    <style:style style:name="P28" style:family="paragraph" style:parent-style-name="FILET_5f_POINTILLES">
      <style:paragraph-properties fo:margin-top="0.199cm" fo:margin-bottom="0cm" style:contextual-spacing="false" fo:text-align="justify" style:justify-single-word="false"/>
      <style:text-properties officeooo:paragraph-rsid="004521cb"/>
    </style:style>
    <style:style style:name="P29" style:family="paragraph" style:parent-style-name="_5f_Paragraphe_20_livret_20_">
      <style:text-properties officeooo:paragraph-rsid="0039c69b"/>
    </style:style>
    <style:style style:name="P30" style:family="paragraph" style:parent-style-name="FILET_5f_POINTILLES">
      <style:paragraph-properties fo:margin-top="0.101cm" fo:margin-bottom="0cm" style:contextual-spacing="false"/>
      <style:text-properties officeooo:paragraph-rsid="00400c7c"/>
    </style:style>
    <style:style style:name="P31" style:family="paragraph" style:parent-style-name="FILET_5f_POINTILLES">
      <style:paragraph-properties fo:margin-top="0.101cm" fo:margin-bottom="0cm" style:contextual-spacing="false"/>
      <style:text-properties officeooo:paragraph-rsid="00418069"/>
    </style:style>
    <style:style style:name="P32" style:family="paragraph" style:parent-style-name="FILET_5f_POINTILLES">
      <style:paragraph-properties fo:margin-top="0.101cm" fo:margin-bottom="0cm" style:contextual-spacing="false" fo:text-align="justify" style:justify-single-word="false"/>
      <style:text-properties officeooo:paragraph-rsid="00435969"/>
    </style:style>
    <style:style style:name="P33" style:family="paragraph" style:parent-style-name="FILET_5f_POINTILLES">
      <style:paragraph-properties fo:margin-top="0.101cm" fo:margin-bottom="0cm" style:contextual-spacing="false"/>
      <style:text-properties officeooo:paragraph-rsid="0048fd82"/>
    </style:style>
    <style:style style:name="P34" style:family="paragraph" style:parent-style-name="FILET_5f_POINTILLES" style:list-style-name="Num_5f_Exo">
      <style:paragraph-properties fo:margin-top="0.101cm" fo:margin-bottom="0cm" style:contextual-spacing="false"/>
      <style:text-properties officeooo:paragraph-rsid="0048fd82"/>
    </style:style>
    <style:style style:name="P35" style:family="paragraph" style:parent-style-name="FILET_5f_POINTILLES" style:list-style-name="liste_5f_abc">
      <style:paragraph-properties fo:margin-top="0.101cm" fo:margin-bottom="0cm" style:contextual-spacing="false" fo:text-align="justify" style:justify-single-word="false"/>
      <style:text-properties officeooo:paragraph-rsid="004ac152"/>
    </style:style>
    <style:style style:name="P36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435969"/>
    </style:style>
    <style:style style:name="P37" style:family="paragraph" style:parent-style-name="FILET_5f_POINTILLES" style:list-style-name="liste_5f_abc">
      <style:paragraph-properties fo:margin-top="0.199cm" fo:margin-bottom="0cm" style:contextual-spacing="false" fo:text-align="justify" style:justify-single-word="false"/>
      <style:text-properties officeooo:paragraph-rsid="00435969"/>
    </style:style>
    <style:style style:name="P38" style:family="paragraph" style:parent-style-name="_5f_Paragraphe_20_livret_20_" style:list-style-name="L1" style:master-page-name="">
      <style:paragraph-properties fo:margin-top="0.101cm" fo:margin-bottom="0cm" style:contextual-spacing="false" style:page-number="auto">
        <style:tab-stops>
          <style:tab-stop style:position="0.499cm"/>
        </style:tab-stops>
      </style:paragraph-properties>
      <style:text-properties officeooo:paragraph-rsid="0039c69b"/>
    </style:style>
    <style:style style:name="P39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9c69b"/>
    </style:style>
    <style:style style:name="P40" style:family="paragraph" style:parent-style-name="_5f_Paragraphe_20_livret_20_" style:list-style-name="L2">
      <style:paragraph-properties fo:margin-top="0.3cm" fo:margin-bottom="0cm" style:contextual-spacing="false">
        <style:tab-stops>
          <style:tab-stop style:position="0.499cm"/>
        </style:tab-stops>
      </style:paragraph-properties>
      <style:text-properties officeooo:paragraph-rsid="0039c69b"/>
    </style:style>
    <style:style style:name="P41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9c69b"/>
    </style:style>
    <style:style style:name="P42" style:family="paragraph" style:parent-style-name="_5f_Pied_20_de_20_page" style:list-style-name="">
      <style:paragraph-properties fo:text-align="end" style:justify-single-word="false"/>
    </style:style>
    <style:style style:name="P43" style:family="paragraph" style:parent-style-name="_5f_Pied_20_de_20_page">
      <style:paragraph-properties fo:text-align="end" style:justify-single-word="false"/>
    </style:style>
    <style:style style:name="P44" style:family="paragraph" style:parent-style-name="_5f_Pied_20_de_20_page" style:list-style-name=""/>
    <style:style style:name="P4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_5f_Titre_20_d_27_exercices_20_livret_20_sans_20_titre" style:list-style-name="Num_5f_Exo">
      <style:text-properties officeooo:paragraph-rsid="003f12a5"/>
    </style:style>
    <style:style style:name="P47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6" fo:break-before="auto" fo:break-after="auto"/>
      <style:text-properties officeooo:paragraph-rsid="0039c69b"/>
    </style:style>
    <style:style style:name="P48" style:family="paragraph" style:parent-style-name="_5f_Titre_20_d_27_exercices_20_livret_20_sans_20_titre" style:list-style-name="Num_5f_Exo">
      <style:paragraph-properties fo:margin-top="0.88cm" fo:margin-bottom="0cm" style:contextual-spacing="false"/>
      <style:text-properties officeooo:paragraph-rsid="0039c69b"/>
    </style:style>
    <style:style style:name="P49" style:family="paragraph" style:parent-style-name="_5f_Titre_20_d_27_exercices_20_livret_20_sans_20_titre" style:list-style-name="Num_5f_Exo">
      <style:paragraph-properties fo:margin-top="1.05cm" fo:margin-bottom="0.199cm" style:contextual-spacing="false" fo:break-before="page"/>
      <style:text-properties officeooo:paragraph-rsid="003f12a5"/>
    </style:style>
    <style:style style:name="P50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5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loext:opacity="100%" style:font-name="Bitstream Vera Sans3" fo:font-size="16pt" fo:font-style="normal" fo:text-shadow="none" fo:font-weight="bold" officeooo:rsid="0017ff3b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3" fo:font-size="16pt" fo:font-style="normal" fo:text-shadow="none" fo:font-weight="bold" officeooo:rsid="003acebc" style:font-size-asian="16pt" style:font-style-asian="normal" style:font-size-complex="16pt" style:font-style-complex="normal"/>
    </style:style>
    <style:style style:name="T7" style:family="text">
      <style:text-properties officeooo:rsid="0017ff3b"/>
    </style:style>
    <style:style style:name="T8" style:family="text">
      <style:text-properties style:text-position="0% 100%" style:font-name-asian="OpenSymbol1" style:font-name-complex="OpenSymbol1"/>
    </style:style>
    <style:style style:name="T9" style:family="text">
      <style:text-properties style:text-position="0% 100%" style:font-name="Bitstream Vera Sans3" fo:font-size="10pt" fo:letter-spacing="normal" style:font-name-asian="OpenSymbol1" style:font-size-asian="10pt" style:font-style-asian="normal" style:font-name-complex="OpenSymbol1" style:font-size-complex="10pt" style:font-style-complex="normal"/>
    </style:style>
    <style:style style:name="T10" style:family="text">
      <style:text-properties style:text-position="0% 100%" fo:letter-spacing="normal" style:font-name-asian="OpenSymbol1" style:font-name-complex="OpenSymbol1"/>
    </style:style>
    <style:style style:name="T11" style:family="text">
      <style:text-properties style:text-position="0% 100%" fo:letter-spacing="normal" officeooo:rsid="0035eb88" style:font-name-asian="OpenSymbol1" style:font-name-complex="OpenSymbol1"/>
    </style:style>
    <style:style style:name="T12" style:family="text">
      <style:text-properties style:text-position="0% 100%" fo:letter-spacing="normal" officeooo:rsid="003c4ddc" style:font-name-asian="OpenSymbol1" style:font-name-complex="OpenSymbol1"/>
    </style:style>
    <style:style style:name="T13" style:family="text">
      <style:text-properties style:text-position="0% 100%" fo:letter-spacing="normal" officeooo:rsid="003458f8" style:font-name-asian="OpenSymbol1" style:font-name-complex="OpenSymbol1"/>
    </style:style>
    <style:style style:name="T14" style:family="text">
      <style:text-properties style:text-position="0% 100%" fo:letter-spacing="normal" officeooo:rsid="003e2d13" style:font-name-asian="OpenSymbol1" style:font-name-complex="OpenSymbol1"/>
    </style:style>
    <style:style style:name="T15" style:family="text">
      <style:text-properties style:text-position="0% 100%" fo:font-weight="normal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16" style:family="text">
      <style:text-properties fo:color="#000000" loext:opacity="100%" style:text-position="0% 100%" style:font-name="Bitstream Vera Sans3" fo:font-size="10pt" officeooo:rsid="0035eb88" style:font-name-asian="OpenSymbol1" style:font-size-asian="10pt" style:font-style-asian="normal" style:font-name-complex="OpenSymbol1" style:font-size-complex="10pt" style:font-style-complex="normal"/>
    </style:style>
    <style:style style:name="T17" style:family="text">
      <style:text-properties fo:color="#000000" loext:opacity="100%" style:text-position="0% 100%" style:font-name="Bitstream Vera Sans3" fo:font-size="10pt" fo:letter-spacing="normal" fo:font-style="normal" fo:font-weight="normal" officeooo:rsid="003c4ddc" fo:background-color="transparent" loext:char-shading-value="0" style:font-name-asian="OpenSymbol1" style:font-size-asian="12pt" style:font-style-asian="italic" style:font-name-complex="OpenSymbol1" style:font-size-complex="12pt" style:font-style-complex="italic"/>
    </style:style>
    <style:style style:name="T18" style:family="text">
      <style:text-properties fo:color="#000000" loext:opacity="100%" style:text-position="0% 100%" style:font-name="Bitstream Vera Sans3" fo:font-size="10pt" fo:font-style="normal" fo:font-weight="normal" officeooo:rsid="0035eb88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19" style:family="text">
      <style:text-properties fo:color="#000000" loext:opacity="100%" style:text-position="0% 100%" style:font-name="Bitstream Vera Sans3" fo:font-size="10pt" fo:font-style="normal" fo:font-weight="normal" officeooo:rsid="003c4ddc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0" style:family="text">
      <style:text-properties fo:letter-spacing="-0.007cm"/>
    </style:style>
    <style:style style:name="T21" style:family="text">
      <style:text-properties fo:letter-spacing="-0.007cm" officeooo:rsid="003458f8"/>
    </style:style>
    <style:style style:name="T22" style:family="text">
      <style:text-properties fo:letter-spacing="-0.007cm" officeooo:rsid="004c352d"/>
    </style:style>
    <style:style style:name="T23" style:family="text">
      <style:text-properties fo:letter-spacing="-0.007cm" officeooo:rsid="004d0ea8"/>
    </style:style>
    <style:style style:name="T24" style:family="text">
      <style:text-properties officeooo:rsid="003458f8"/>
    </style:style>
    <style:style style:name="T25" style:family="text">
      <style:text-properties officeooo:rsid="0036218e"/>
    </style:style>
    <style:style style:name="T26" style:family="text">
      <style:text-properties fo:color="#1ca2b8" loext:opacity="100%" style:text-position="0% 100%" fo:font-weight="bold" officeooo:rsid="005b9b94" style:font-name-asian="OpenSymbol1" style:font-style-asian="normal" style:font-weight-asian="bold" style:font-name-complex="OpenSymbol1" style:font-size-complex="10pt" style:font-style-complex="normal" style:font-weight-complex="bold"/>
    </style:style>
    <style:style style:name="T27" style:family="text">
      <style:text-properties fo:color="#1ca2b8" loext:opacity="100%" style:font-name="Bitstream Vera Sans3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28" style:family="text">
      <style:text-properties fo:color="#1ca2b8" loext:opacity="100%" style:font-name="Bitstream Vera Sans3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29" style:family="text">
      <style:text-properties fo:color="#1ca2b8" loext:opacity="100%" style:font-name="Bitstream Vera Sans3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30" style:family="text">
      <style:text-properties style:use-window-font-color="true" loext:opacity="0%" style:text-position="0% 100%" style:font-name="Bitstream Vera Sans2" fo:font-size="10pt" fo:letter-spacing="-0.014cm" fo:font-style="normal" style:text-underline-style="none" fo:font-weight="normal" officeooo:rsid="00fd9c02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1" style:family="text">
      <style:text-properties style:use-window-font-color="true" loext:opacity="0%" style:text-position="0% 100%" style:font-name="Bitstream Vera Sans2" fo:font-size="10pt" fo:letter-spacing="-0.014cm" fo:font-style="normal" style:text-underline-style="none" fo:font-weight="normal" officeooo:rsid="00400c7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2" style:family="text">
      <style:text-properties style:use-window-font-color="true" loext:opacity="0%" style:text-position="0% 100%" style:font-name="Bitstream Vera Sans2" fo:font-size="10pt" fo:letter-spacing="-0.014cm" fo:font-style="normal" style:text-underline-style="none" fo:font-weight="normal" officeooo:rsid="0041806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3" style:family="text">
      <style:text-properties style:use-window-font-color="true" loext:opacity="0%" style:text-position="0% 100%" style:font-name="Bitstream Vera Sans2" fo:font-size="10pt" fo:letter-spacing="-0.014cm" fo:font-style="normal" style:text-underline-style="none" fo:font-weight="normal" officeooo:rsid="0043596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4" style:family="text">
      <style:text-properties style:use-window-font-color="true" loext:opacity="0%" style:text-position="0% 100%" style:font-name="Bitstream Vera Sans2" fo:font-size="10pt" fo:letter-spacing="-0.014cm" fo:font-style="normal" style:text-underline-style="none" fo:font-weight="normal" officeooo:rsid="0048fd82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5" style:family="text">
      <style:text-properties style:use-window-font-color="true" loext:opacity="0%" style:text-position="0% 100%" style:font-name="Bitstream Vera Sans2" fo:font-size="10pt" fo:letter-spacing="-0.014cm" fo:font-style="normal" style:text-underline-style="none" fo:font-weight="normal" officeooo:rsid="004ac152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3" style:num-suffix="." style:num-format="a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-color="#f2ffff" draw:textarea-horizontal-align="justify" draw:textarea-vertical-align="middle" draw:auto-grow-height="false" fo:min-height="14.792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f2ffff" draw:textarea-horizontal-align="justify" draw:textarea-vertical-align="middle" draw:auto-grow-height="false" fo:min-height="9.761cm" fo:min-width="9.336cm" fo:margin-left="0cm" fo:margin-right="0.15cm" style:run-through="background" style:wrap="run-through" style:number-wrapped-paragraphs="no-limit" style:vertical-pos="from-top" style:vertical-rel="paragraph-conten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0169874" text:style-name="Num_5f_Exo">
        <text:list-item>
          <text:list>
            <text:list-item>
              <text:h text:style-name="P47" text:outline-level="1"><text:span text:style-name="_5f_BVS"><text:span text:style-name="T9"> </text:span></text:span><text:span text:style-name="_5f_BVS"><text:span text:style-name="T10">Dans une salle d’étude, la moitié des élèves font des mathématiques, le quart étudie de l’histoire, le septième de l’allemand et trois élèves </text:span></text:span><text:span text:style-name="_5f_BVS"><text:span text:style-name="T13">f</text:span></text:span><text:span text:style-name="_5f_BVS"><text:span text:style-name="T10">ont du dessin. </text:span></text:span><text:span text:style-name="_5f_BVS"><text:span text:style-name="T14">Il n’y a pas d’autre élève que ceux dont l’activité est mentionnée.</text:span></text:span></text:h>
            </text:list-item>
          </text:list>
        </text:list-item>
      </text:list>
      <text:list xml:id="list4227778996" text:style-name="L1">
        <text:list-item>
          <text:p text:style-name="P38"><text:span text:style-name="_5f_BVS"><text:span text:style-name="T20">Démontre qu’il y a 28 élèves qui se trouvent dans la salle.</text:span></text:span></text:p>
        </text:list-item>
      </text:list>
      <text:p text:style-name="P33"><text:span text:style-name="_5f_pointillés_20_gris"><text:span text:style-name="T31"><draw:frame draw:style-name="fr3" draw:name="Objet21" text:anchor-type="as-char" svg:width="2.789cm" svg:height="0.87cm" draw:z-index="17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pointillés_20_gris"><text:span text:style-name="T31"><text:s text:c="2"/></text:span></text:span></text:p>
      <text:p text:style-name="P33"><text:span text:style-name="_5f_pointillés_20_gris"><text:span text:style-name="T34">Il reste </text:span></text:span><text:span text:style-name="_5f_pointillés_20_gris"><text:span text:style-name="T34"><draw:frame draw:style-name="fr3" draw:name="Objet22" text:anchor-type="as-char" svg:width="0.716cm" svg:height="0.87cm" draw:z-index="1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34"><text:s/>des élèves qui font du dessin.</text:span></text:span></text:p>
      <text:p text:style-name="P33"><text:span text:style-name="_5f_pointillés_20_gris"><text:span text:style-name="T34">Comme ils sont 3, <text:s/>l’effectif de la classe est de 28.</text:span></text:span></text:p>
      <text:list xml:id="list2655691147" text:style-name="L2">
        <text:list-item>
          <text:p text:style-name="P40"><text:span text:style-name="_5f_BVS"><text:span text:style-name="T20">Calcule </text:span></text:span><text:span text:style-name="_5f_BVS"><text:span text:style-name="T21">le nombre</text:span></text:span><text:span text:style-name="_5f_BVS"><text:span text:style-name="T20"> d’élèves </text:span></text:span><text:span text:style-name="_5f_BVS"><text:span text:style-name="T22">qui </text:span></text:span><text:span text:style-name="_5f_BVS"><text:span text:style-name="T20">font des mathéma</text:span></text:span><text:span text:style-name="_5f_BVS"><text:span text:style-name="T23">­</text:span></text:span><text:span text:style-name="_5f_BVS"><text:span text:style-name="T20">tiques, de l’histoire et de l’allemand. </text:span></text:span></text:p>
        </text:list-item>
      </text:list>
      <text:p text:style-name="P30"><text:span text:style-name="_5f_pointillés_20_gris"><text:span text:style-name="T30">M</text:span></text:span><text:span text:style-name="_5f_pointillés_20_gris"><text:span text:style-name="T31">athématiques : </text:span></text:span><text:span text:style-name="_5f_pointillés_20_gris"><text:span text:style-name="T31"><draw:frame draw:style-name="fr3" draw:name="Objet14" text:anchor-type="as-char" svg:width="2.251cm" svg:height="0.87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<text:p text:style-name="P30"><text:span text:style-name="_5f_pointillés_20_gris"><text:span text:style-name="T31">Histoire : </text:span></text:span><text:span text:style-name="_5f_pointillés_20_gris"><text:span text:style-name="T31"><draw:frame draw:style-name="fr3" draw:name="Objet3" text:anchor-type="as-char" svg:width="2.027cm" svg:height="0.87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<text:p text:style-name="P33"><text:span text:style-name="_5f_pointillés_20_gris"><text:span text:style-name="T31">Allemand: </text:span></text:span><text:span text:style-name="_5f_pointillés_20_gris"><text:span text:style-name="T31"><draw:frame draw:style-name="fr3" draw:name="Objet4" text:anchor-type="as-char" svg:width="2.027cm" svg:height="0.87cm" draw:z-index="21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pointillés_20_gris"><text:span text:style-name="T31"><text:s/></text:span></text:span></text:p>
      <text:p text:style-name="P33"><text:span text:style-name="_5f_pointillés_20_gris"><text:span text:style-name="T34">Vérification : </text:span></text:span><text:span text:style-name="_5f_pointillés_20_gris"><text:span text:style-name="T31">14 + 7 + 4 + 3 = 28</text:span></text:span></text:p>
      <text:list xml:id="list1938313573672" text:continue-list="list1410169874" text:style-name="Num_5f_Exo">
        <text:list-item>
          <text:list>
            <text:list-item>
              <text:h text:style-name="P48" text:outline-level="1"><text:span text:style-name="_5f_BVS"><text:span text:style-name="T9"> </text:span></text:span><text:span text:style-name="_5f_BVS"><text:span text:style-name="T10">On partage un</text:span></text:span><text:span text:style-name="_5f_BVS"><text:span text:style-name="T12">e</text:span></text:span><text:span text:style-name="_5f_BVS"><text:span text:style-name="T10"> somme de 17 500 </text:span></text:span><text:span text:style-name="_5f_BVS"><text:span text:style-name="T11">€</text:span></text:span><text:span text:style-name="_5f_BVS"><text:span text:style-name="T10"> entre 3 personnes. </text:span></text:span><text:span text:style-name="_5f_BVS"><text:span text:style-name="T11">L</text:span></text:span><text:span text:style-name="_5f_BVS"><text:span text:style-name="T10">a première reçoit les </text:span></text:span><text:span text:style-name="_5f_BVS"><text:span text:style-name="T10"><draw:frame draw:style-name="fr4" draw:name="Objet1" text:anchor-type="as-char" svg:width="0.293cm" svg:height="0.87cm" draw:z-index="22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BVS"><text:span text:style-name="T10"><text:s/>de la somme totale, l</text:span></text:span><text:span text:style-name="_5f_BVS"><text:span text:style-name="T11">a </text:span></text:span><text:span text:style-name="_5f_BVS"><text:span text:style-name="T17">deuxième</text:span></text:span><text:span text:style-name="_5f_BVS"><text:span text:style-name="T10"> reçoit les </text:span></text:span><text:span text:style-name="_5f_BVS"><text:span text:style-name="T10"><draw:frame draw:style-name="fr4" draw:name="Objet2" text:anchor-type="as-char" svg:width="0.293cm" svg:height="0.87cm" draw:z-index="2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_5f_BVS"><text:span text:style-name="T10"><text:s/>de la part de la première.</text:span></text:span></text:h>
            </text:list-item>
          </text:list>
        </text:list-item>
      </text:list>
      <text:list xml:id="list539501312" text:style-name="liste_5f_abc">
        <text:list-item text:start-value="1">
          <text:p text:style-name="P39"><text:span text:style-name="_5f_BVS">Quelle fraction de la somme totale revient à la troisième personne ?</text:span></text:p>
        </text:list-item>
      </text:list>
      <text:p text:style-name="P30"><text:span text:style-name="_5f_pointillés_20_gris"><text:span text:style-name="T34">F</text:span></text:span><text:span text:style-name="_5f_pointillés_20_gris"><text:span text:style-name="T31"><draw:frame draw:style-name="fr3" draw:name="Objet5" text:anchor-type="as-char" svg:width="2.96cm" svg:height="0.87cm" draw:z-index="2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
      <text:p text:style-name="P30"><text:span text:style-name="_5f_pointillés_20_gris"><text:span text:style-name="T34">F</text:span></text:span><text:span text:style-name="_5f_pointillés_20_gris"><text:span text:style-name="T31"><draw:frame draw:style-name="fr3" draw:name="Objet23" text:anchor-type="as-char" svg:width="3.013cm" svg:height="0.87cm" draw:z-index="25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<text:p text:style-name="P30"><text:span text:style-name="_5f_pointillés_20_gris"><text:span text:style-name="T34">F</text:span></text:span><text:span text:style-name="_5f_pointillés_20_gris"><text:span text:style-name="T31"><draw:frame draw:style-name="fr3" draw:name="Objet24" text:anchor-type="as-char" svg:width="1.115cm" svg:height="0.87cm" draw:z-index="37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<text:list xml:id="list1937316689022" text:continue-numbering="true" text:style-name="liste_5f_abc">
        <text:list-item>
          <text:p text:style-name="P41"><text:span text:style-name="_5f_BVS">Calcule la part de chacun.</text:span></text:p>
        </text:list-item>
      </text:list>
      <text:p text:style-name="P30"><text:span text:style-name="_5f_pointillés_20_gris"><text:span text:style-name="T31">1er : </text:span></text:span><text:span text:style-name="_5f_pointillés_20_gris"><text:span text:style-name="T31"><draw:frame draw:style-name="fr3" draw:name="Objet6" text:anchor-type="as-char" svg:width="5.161cm" svg:height="0.87cm" draw:z-index="26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<text:p text:style-name="P31"><text:span text:style-name="_5f_pointillés_20_gris"><text:span text:style-name="T31">2ème: </text:span></text:span><text:span text:style-name="_5f_pointillés_20_gris"><text:span text:style-name="T31"><draw:frame draw:style-name="fr3" draw:name="Objet8" text:anchor-type="as-char" svg:width="4.937cm" svg:height="0.87cm" draw:z-index="35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<text:p text:style-name="P31"><text:span text:style-name="_5f_pointillés_20_gris"><text:span text:style-name="T32">3ème</text:span></text:span><text:span text:style-name="_5f_pointillés_20_gris"><text:span text:style-name="T31"> : </text:span></text:span><text:span text:style-name="_5f_pointillés_20_gris"><text:span text:style-name="T31"><draw:frame draw:style-name="fr3" draw:name="Objet9" text:anchor-type="as-char" svg:width="5.606cm" svg:height="0.87cm" draw:z-index="36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<text:p text:style-name="P33"><text:span text:style-name="_5f_pointillés_20_gris"><text:span text:style-name="T34">Vérification : 7 000</text:span></text:span><text:span text:style-name="_5f_pointillés_20_gris"><text:span text:style-name="T31"> + </text:span></text:span><text:span text:style-name="_5f_pointillés_20_gris"><text:span text:style-name="T34">5 250 </text:span></text:span><text:span text:style-name="_5f_pointillés_20_gris"><text:span text:style-name="T31">+ </text:span></text:span><text:span text:style-name="_5f_pointillés_20_gris"><text:span text:style-name="T34">5 250</text:span></text:span><text:span text:style-name="_5f_pointillés_20_gris"><text:span text:style-name="T31"> </text:span></text:span><text:span text:style-name="_5f_pointillés_20_gris"><text:span text:style-name="T34">= 17 500</text:span></text:span></text:p>
      <text:p text:style-name="P33"><text:span text:style-name="_5f_pointillés_20_gris"><text:span text:style-name="T34"/></text:span></text:p>
      <text:p text:style-name="P33"><text:span text:style-name="_5f_pointillés_20_gris"><text:span text:style-name="T34"/></text:span></text:p>
      <text:list xml:id="list1937316410152" text:continue-list="list1938313573672" text:style-name="Num_5f_Exo">
        <text:list-item>
          <text:list>
            <text:list-item>
              <text:h text:style-name="P48" text:outline-level="1"><text:span text:style-name="_5f_BVS"> Lors d’un match de football France/Allemagne, les </text:span><text:span text:style-name="_5f_BVS"><draw:frame draw:style-name="fr4" draw:name="Objet25" text:anchor-type="as-char" svg:width="0.517cm" svg:height="0.87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/>des supporters étaient f</text:span><text:span text:style-name="_5f_BVS"><text:span text:style-name="T24">r</text:span></text:span><text:span text:style-name="_5f_BVS">ançais et les </text:span><text:span text:style-name="_5f_BVS"><draw:frame draw:style-name="fr4" draw:name="Objet49" text:anchor-type="as-char" svg:width="0.293cm" svg:height="0.87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<text:s/>étaient allemands. 583 supporters n’étaient ni français ni allemands. Combien de spectateurs y avait-il dans le stade ? </text:span></text:h>
              <text:p text:style-name="P34"><text:span text:style-name="_5f_pointillés_20_gris"><text:span text:style-name="T34">Part </text:span></text:span><text:span text:style-name="_5f_pointillés_20_gris"><text:span text:style-name="T32">des supporters </text:span></text:span><text:span text:style-name="_5f_pointillés_20_gris"><text:span text:style-name="T34">qui </text:span></text:span><text:span text:style-name="_5f_pointillés_20_gris"><text:span text:style-name="T32">ne sont ni français, ni allemands : </text:span></text:span><text:span text:style-name="_5f_pointillés_20_gris"><text:span text:style-name="T31"><draw:frame draw:style-name="fr3" draw:name="Objet11" text:anchor-type="as-char" svg:width="5.622cm" svg:height="0.96cm" draw:z-index="2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      </text:list-item>
          </text:list>
        </text:list-item>
      </text:list>
      <text:p text:style-name="P33"><text:span text:style-name="_5f_pointillés_20_gris"><text:span text:style-name="T31"><draw:frame draw:style-name="fr3" draw:name="Objet7" text:anchor-type="as-char" svg:width="3.681cm" svg:height="0.87cm" draw:z-index="3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<text:p text:style-name="P33"><text:span text:style-name="_5f_pointillés_20_gris"><text:span text:style-name="T34">Cette part représente 583 personnes.</text:span></text:span></text:p>
      <text:p text:style-name="P33"><text:span text:style-name="_5f_pointillés_20_gris"><text:span text:style-name="T32"><text:s/></text:span></text:span><text:span text:style-name="_5f_pointillés_20_gris"><text:span text:style-name="T34">Nombre total de supporte</text:span></text:span><text:span text:style-name="_5f_pointillés_20_gris"><text:span text:style-name="T35">r</text:span></text:span><text:span text:style-name="_5f_pointillés_20_gris"><text:span text:style-name="T34">s :</text:span></text:span><text:span text:style-name="_5f_pointillés_20_gris"><text:span text:style-name="T32"> </text:span></text:span><text:span text:style-name="_5f_pointillés_20_gris"><text:span text:style-name="T32"><draw:frame draw:style-name="fr3" draw:name="Objet12" text:anchor-type="as-char" svg:width="3.471cm" svg:height="0.87cm" draw:z-index="34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/text:p>
      <text:p text:style-name="P33"><text:span text:style-name="_5f_pointillés_20_gris"><text:span text:style-name="T34">Il y avait 6 201 supporte</text:span></text:span><text:span text:style-name="_5f_pointillés_20_gris"><text:span text:style-name="T35">r</text:span></text:span><text:span text:style-name="_5f_pointillés_20_gris"><text:span text:style-name="T34">s dans l</text:span></text:span><text:span text:style-name="_5f_pointillés_20_gris"><text:span text:style-name="T35">e</text:span></text:span><text:span text:style-name="_5f_pointillés_20_gris"><text:span text:style-name="T34"> stade.</text:span></text:span></text:p>
      <text:list xml:id="list1938395228646" text:continue-numbering="true" text:style-name="Num_5f_Exo">
        <text:list-item>
          <text:list>
            <text:list-item>
              <text:h text:style-name="P46" text:outline-level="1"><draw:custom-shape text:anchor-type="paragraph" draw:z-index="0" draw:name="Forme5" draw:style-name="gr7" draw:text-style-name="P50" svg:width="9.471cm" svg:height="9.896cm" svg:x="-0.131cm" svg:y="-0.101cm"><text:p/><draw:enhanced-geometry svg:viewBox="0 0 21600 21600" draw:mirror-horizontal="false" draw:mirror-vertical="false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Bold_5f_niv3"><text:span text:style-name="T15"> </text:span></text:span><text:span text:style-name="Bold_5f_niv2"><text:span text:style-name="T26">D’après brevet</text:span></text:span></text:h>
            </text:list-item>
          </text:list>
        </text:list-item>
      </text:list>
      <text:p text:style-name="P29"><text:span text:style-name="_5f_BVS"><text:span text:style-name="T8">Un peintre souhaite repeindre les volets d’une maison. Il constate qu’il utilise </text:span></text:span><text:span text:style-name="_5f_BVS"><text:span text:style-name="T8"><draw:frame draw:style-name="fr4" draw:name="Objet61" text:anchor-type="as-char" svg:width="0.293cm" svg:height="0.87cm" draw:z-index="1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BVS"><text:span text:style-name="T8"><text:s/>du pot pour mettre une couche de peinture sur l’intérieur et l’extérieur d’un volet. Il doit peindre ses 4 paires de volets et mettre sur chaque volet 3 couches de peinture. Il affirme qu’il lui faut 2 pots de peinture. </text:span></text:span><text:span text:style-name="_5f_pointillés_20_gris"><text:span text:style-name="T18">A-</text:span></text:span><text:span text:style-name="_5f_pointillés_20_gris"><text:span text:style-name="T19">t-il</text:span></text:span><text:span text:style-name="_5f_pointillés_20_gris"><text:span text:style-name="T16"> raison ? Justifie ta réponse.</text:span></text:span></text:p>
      <text:p text:style-name="P27"><text:span text:style-name="_5f_pointillés_20_gris"><text:span text:style-name="T33">Il faut </text:span></text:span><text:span text:style-name="_5f_pointillés_20_gris"><text:span text:style-name="T31"><draw:frame draw:style-name="fr3" draw:name="Objet13" text:anchor-type="as-char" svg:width="0.492cm" svg:height="0.87cm" draw:z-index="2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_5f_pointillés_20_gris"><text:span text:style-name="T33">du pot pour une couche ;</text:span></text:span></text:p>
      <text:p text:style-name="P27"><text:span text:style-name="_5f_pointillés_20_gris"><text:span text:style-name="T33">donc</text:span></text:span><text:span text:style-name="_5f_pointillés_20_gris"><text:span text:style-name="T31"><draw:frame draw:style-name="fr3" draw:name="Objet15" text:anchor-type="as-char" svg:width="1.873cm" svg:height="0.87cm" draw:z-index="33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_5f_pointillés_20_gris"><text:span text:style-name="T33">pot pour 3 couches sur un volet. </text:span></text:span></text:p>
      <text:p text:style-name="P27"><text:span text:style-name="_5f_pointillés_20_gris"><text:span text:style-name="T33">Il y a 4 paires de volets donc 8 volets. </text:span></text:span></text:p>
      <text:p text:style-name="P27"><text:span text:style-name="_5f_pointillés_20_gris"><text:span text:style-name="T33">Il faut donc </text:span></text:span><text:span text:style-name="_5f_pointillés_20_gris"><text:span text:style-name="T35">prévoir : </text:span></text:span><text:span text:style-name="_5f_pointillés_20_gris"><text:span text:style-name="T33"><text:s/></text:span></text:span><text:span text:style-name="_5f_pointillés_20_gris"><text:span text:style-name="T31"><draw:frame draw:style-name="fr3" draw:name="Objet16" text:anchor-type="as-char" svg:width="1.803cm" svg:height="0.87cm" draw:z-index="38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33">pots. </text:span></text:span></text:p>
      <text:p text:style-name="P28"><text:span text:style-name="_5f_pointillés_20_gris"><text:span text:style-name="T33">2 pots ne peuvent pas suffire.</text:span></text:span></text:p>
      <text:p text:style-name="P28"><text:span text:style-name="_5f_pointillés_20_gris"><text:span text:style-name="T33"/></text:span></text:p>
      <text:list xml:id="list1937469140939" text:continue-numbering="true" text:style-name="Num_5f_Exo">
        <text:list-item>
          <text:list>
            <text:list-item>
              <text:h text:style-name="P49" text:outline-level="1"><draw:custom-shape text:anchor-type="paragraph" draw:z-index="40" draw:name="Forme5_0" draw:style-name="gr1" draw:text-style-name="P50" svg:width="9.471cm" svg:height="14.927cm" svg:x="-0.131cm" svg:y="0.605cm"><text:p/><draw:enhanced-geometry svg:viewBox="0 0 21600 21600" draw:mirror-horizontal="false" draw:mirror-vertical="false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_5f_BVS"> </text:span><text:span text:style-name="Bold_5f_niv2"><text:span text:style-name="T26">D’après brevet</text:span></text:span></text:h>
            </text:list-item>
          </text:list>
        </text:list-item>
      </text:list>
      <text:p text:style-name="P29"><text:span text:style-name="_5f_BVS">Les continents occupent </text:span><text:span text:style-name="_5f_BVS"><draw:frame draw:style-name="fr4" draw:name="Objet60" text:anchor-type="as-char" svg:width="0.517cm" svg:height="0.87cm" draw:z-index="1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_5f_BVS"><text:s/>de la superficie totale de la Terre.</text:span></text:p>
      <text:p text:style-name="P26"><text:span text:style-name="_5f_BVS"><text:span text:style-name="T27">a.</text:span></text:span><text:span text:style-name="_5f_BVS"><text:span text:style-name="T28"> </text:span></text:span><text:span text:style-name="_5f_BVS">L’océan Pacifique recouvre la moitié de la superficie restante. Quelle fraction de la superficie totale de la Terre occupe-t-il ?</text:span></text:p>
      <text:p text:style-name="P27"><text:span text:style-name="_5f_pointillés_20_gris"><text:span text:style-name="T33">La </text:span></text:span><text:span text:style-name="_5f_pointillés_20_gris"><text:span text:style-name="T35">part de </text:span></text:span><text:span text:style-name="_5f_pointillés_20_gris"><text:span text:style-name="T33">superficie restante </text:span></text:span><text:span text:style-name="_5f_pointillés_20_gris"><text:span text:style-name="T35">est égale à :</text:span></text:span></text:p>
      <text:p text:style-name="P27"><text:span text:style-name="_5f_pointillés_20_gris"><text:span text:style-name="T31"><draw:frame draw:style-name="fr3" draw:name="Objet17" text:anchor-type="as-char" svg:width="4.219cm" svg:height="0.87cm" draw:z-index="29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/text:p>
      <text:list xml:id="list1937789456224" text:continue-list="list1937316689022" text:style-name="liste_5f_abc">
        <text:list-header>
          <text:p text:style-name="P35"><text:span text:style-name="_5f_pointillés_20_gris"><text:span text:style-name="T33">L’Océan Pacifique recouvre </text:span></text:span><text:span text:style-name="_5f_pointillés_20_gris"><text:span text:style-name="T35">donc :</text:span></text:span><text:span text:style-name="_5f_pointillés_20_gris"><text:span text:style-name="T33"> </text:span></text:span><text:span text:style-name="_5f_pointillés_20_gris"><text:span text:style-name="T31"><draw:frame draw:style-name="fr3" draw:name="Objet18" text:anchor-type="as-char" svg:width="2.392cm" svg:height="0.87cm" draw:z-index="30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pointillés_20_gris"><text:span text:style-name="T31"><text:s/></text:span></text:span></text:p>
          <text:p text:style-name="P35"><text:span text:style-name="_5f_pointillés_20_gris"><text:span text:style-name="T33">de la superficie totale de la Terre.</text:span></text:span></text:p>
          <text:p text:style-name="P36"><text:span text:style-name="_5f_BVS"><text:span text:style-name="T29">b</text:span></text:span><text:span text:style-name="_5f_BVS"><text:span text:style-name="T27">.</text:span></text:span><text:span text:style-name="_5f_BVS"><text:span text:style-name="T28"> </text:span></text:span><text:span text:style-name="_5f_BVS">Sachant que la superficie de l’océan Pacifique est de 180 000 000 km</text:span><text:span text:style-name="_5f_BVS"><text:span text:style-name="T25">²</text:span></text:span><text:span text:style-name="_5f_BVS">, détermine la superficie de la Terre.</text:span></text:p>
        </text:list-header>
      </text:list>
      <text:p text:style-name="P32"><text:span text:style-name="_5f_pointillés_20_gris"><text:span text:style-name="T33">Soit S la superficie de la Terre, on a : </text:span></text:span><text:span text:style-name="_5f_pointillés_20_gris"><text:span text:style-name="T31"><draw:frame draw:style-name="fr3" draw:name="Objet19" text:anchor-type="as-char" svg:width="4.046cm" svg:height="0.87cm" draw:z-index="31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_5f_pointillés_20_gris"><text:span text:style-name="T31"><text:s/></text:span></text:span><text:span text:style-name="_5f_pointillés_20_gris"><text:span text:style-name="T35">(km²).</text:span></text:span></text:p>
      <text:list xml:id="list1937808537488" text:continue-numbering="true" text:style-name="liste_5f_abc">
        <text:list-header>
          <text:p text:style-name="P37"><text:span text:style-name="_5f_pointillés_20_gris"><text:span text:style-name="T33">donc</text:span></text:span><text:span text:style-name="_5f_pointillés_20_gris"><text:span text:style-name="T31"> </text:span></text:span><text:span text:style-name="_5f_pointillés_20_gris"><text:span text:style-name="T31"><draw:frame draw:style-name="fr3" draw:name="Objet20" text:anchor-type="as-char" svg:width="7.763cm" svg:height="0.87cm" draw:z-index="32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    <text:p text:style-name="P37"><text:span text:style-name="_5f_pointillés_20_gris"><text:span text:style-name="T33">La superficie de la Terre est de 510 000 000 km².</text:span>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.199cm" fo:margin-bottom="0.199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17ff3b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7ff3b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3" fo:font-size="16pt" fo:font-style="normal" fo:text-shadow="none" fo:font-weight="bold" officeooo:rsid="0017ff3b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loext:opacity="100%" style:font-name="Bitstream Vera Sans3" fo:font-size="16pt" fo:font-style="normal" fo:text-shadow="none" fo:font-weight="bold" officeooo:rsid="003acebc" style:font-size-asian="16pt" style:font-style-asian="normal" style:font-size-complex="16pt" style:font-style-complex="normal"/>
    </style:style>
    <style:style style:name="MT8" style:family="text">
      <style:text-properties officeooo:rsid="0017ff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6" draw:name="Forme3" draw:style-name="Mgr3" draw:text-style-name="MP26" svg:x1="6.77cm" svg:y1="0.36cm" svg:x2="20.497cm" svg:y2="0.36cm"><text:p/></draw:line><text:span text:style-name="MT6">P</text:span><text:span text:style-name="MT7">roblèmes</text:span></text:p>
      </style:header>
      <style:footer>
        <text:p text:style-name="MP28"><draw:frame draw:style-name="Mfr1" draw:name="Cadre1" text:anchor-type="paragraph" svg:y="-0.06cm" draw:z-index="8"><draw:text-box fo:min-height="0.499cm" fo:min-width="3cm"><draw:frame draw:style-name="Mfr2" draw:name="Cadre2" text:anchor-type="frame" svg:x="0.45cm" svg:y="0.079cm" svg:width="0.817cm" draw:z-index="10"><draw:text-box fo:min-height="0.355cm"><text:p text:style-name="MP29"><draw:g text:anchor-type="paragraph" draw:z-index="16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</text:page-number></text:p></draw:text-box></draw:frame><text:p text:style-name="MP31">Nombres rationnels • A<text:span text:style-name="MT8">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7T00:18:52.957000000</dc:date>
    <meta:editing-duration>PT9H37M22S</meta:editing-duration>
    <meta:editing-cycles>67</meta:editing-cycles>
    <meta:generator>LibreOffice/7.1.3.2$Windows_X86_64 LibreOffice_project/47f78053abe362b9384784d31a6e56f8511eb1c1</meta:generator>
    <dc:subject>diviser</dc:subject>
    <dc:title>A3_3 série 1 </dc:title>
    <meta:document-statistic meta:table-count="1" meta:image-count="0" meta:object-count="27" meta:page-count="2" meta:paragraph-count="90" meta:word-count="635" meta:character-count="3691" meta:non-whitespace-character-count="2716"/>
  </office:meta>
</office:document-meta>
</file>

<file path=Object 1/content.xml><?xml version="1.0" encoding="utf-8"?>
<math xmlns="http://www.w3.org/1998/Math/MathML" display="block">
  <semantics>
    <mrow>
      <mfrac>
        <mn>1</mn>
        <mn>2</mn>
      </mfrac>
      <mrow>
        <mspace width="0.5em"/>
        <mo stretchy="false">×</mo>
        <mspace width="0.5em"/>
      </mrow>
      <mn>28</mn>
      <mrow>
        <mspace width="0.5em"/>
        <mo stretchy="false">=</mo>
        <mspace width="0.5em"/>
      </mrow>
      <mn>14</mn>
    </mrow>
    <annotation encoding="StarMath 5.0">{1}over{2} ` times `  28 ` = ` 14</annotation>
  </semantics>
</math>
</file>

<file path=Object 10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n>1</mn>
        <mo stretchy="false">−</mo>
        <mspace width="1em"/>
      </mrow>
      <mfrac>
        <mn>2</mn>
        <mn>5</mn>
      </mfrac>
      <mrow>
        <mspace width="0.5em"/>
        <mo stretchy="false">−</mo>
        <mspace width="0.5em"/>
      </mrow>
      <mfrac>
        <mn>3</mn>
        <mn>4</mn>
      </mfrac>
      <mrow>
        <mspace width="0.5em"/>
        <mo stretchy="false">×</mo>
        <mspace width="0.5em"/>
      </mrow>
      <mfrac>
        <mn>2</mn>
        <mn>5</mn>
      </mfrac>
    </mrow>
    <annotation encoding="StarMath 5.0">` = `1 - ` `  2 over 5 ` - ` {3}over{4} ` times `  {2 over 5} 
</annotation>
  </semantics>
</math>
</file>

<file path=Object 11/content.xml><?xml version="1.0" encoding="utf-8"?>
<math xmlns="http://www.w3.org/1998/Math/MathML" display="block">
  <semantics>
    <mrow>
      <mrow>
        <mfrac>
          <mn>2</mn>
          <mn>5</mn>
        </mfrac>
        <mo stretchy="false">×</mo>
        <mrow>
          <mn>17</mn>
          <mspace width="0.5em"/>
          <mn>500</mn>
        </mrow>
      </mrow>
      <mrow>
        <mspace width="0.5em"/>
        <mo stretchy="false">=</mo>
        <mspace width="0.5em"/>
      </mrow>
      <mfrac>
        <mrow>
          <mn>35</mn>
          <mspace width="0.5em"/>
          <mn>000</mn>
        </mrow>
        <mn>5</mn>
      </mfrac>
      <mrow>
        <mspace width="0.5em"/>
        <mo stretchy="false">=</mo>
        <mspace width="0.5em"/>
      </mrow>
      <mn>7</mn>
      <mspace width="0.5em"/>
      <mn>000</mn>
    </mrow>
    <annotation encoding="StarMath 5.0">{2}over{5}times {17` 500} ` = ` {35 ` 000} over5 ` = ` 7 ` 000</annotation>
  </semantics>
</math>
</file>

<file path=Object 12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17</mn>
        <mn>117</mn>
      </mfrac>
      <mrow>
        <mspace width="0.5em"/>
        <mo stretchy="false">−</mo>
        <mspace width="0.5em"/>
      </mrow>
      <mfrac>
        <mn>106</mn>
        <mn>117</mn>
      </mfrac>
      <mrow>
        <mspace width="0.5em"/>
        <mo stretchy="false">=</mo>
        <mspace width="0.5em"/>
      </mrow>
      <mfrac>
        <mn>11</mn>
        <mn>117</mn>
      </mfrac>
    </mrow>
    <annotation encoding="StarMath 5.0"> ` = ` 117 over 117 ` - ` 106 over 117 ` = ` 11 over 117</annotation>
  </semantics>
</math>
</file>

<file path=Object 13/content.xml><?xml version="1.0" encoding="utf-8"?>
<math xmlns="http://www.w3.org/1998/Math/MathML" display="block">
  <semantics>
    <mrow>
      <mrow>
        <mfrac>
          <mn>3</mn>
          <mn>4</mn>
        </mfrac>
        <mo stretchy="false">×</mo>
        <mn>7</mn>
      </mrow>
      <mspace width="0.5em"/>
      <mn>000</mn>
      <mrow>
        <mspace width="0.5em"/>
        <mo stretchy="false">=</mo>
        <mspace width="0.5em"/>
      </mrow>
      <mfrac>
        <mrow>
          <mn>21</mn>
          <mspace width="0.5em"/>
          <mn>000</mn>
        </mrow>
        <mn>4</mn>
      </mfrac>
      <mrow>
        <mspace width="0.5em"/>
        <mo stretchy="false">=</mo>
        <mspace width="0.5em"/>
      </mrow>
      <mn>5</mn>
      <mspace width="0.5em"/>
      <mn>250</mn>
    </mrow>
    <annotation encoding="StarMath 5.0">{3}over{4}times 7 ` 000 ` = ` {21 ` 000}over4 ` = ` 5 ` 250</annotation>
  </semantics>
</math>
</file>

<file path=Object 14/content.xml><?xml version="1.0" encoding="utf-8"?>
<math xmlns="http://www.w3.org/1998/Math/MathML" display="block">
  <semantics>
    <mrow>
      <mrow>
        <mfrac>
          <mn>3</mn>
          <mn>10</mn>
        </mfrac>
        <mo stretchy="false">×</mo>
        <mn>17</mn>
      </mrow>
      <mspace width="0.5em"/>
      <mn>500</mn>
      <mrow>
        <mspace width="0.5em"/>
        <mo stretchy="false">=</mo>
        <mspace width="0.5em"/>
      </mrow>
      <mrow>
        <mn>3</mn>
        <mo stretchy="false">×</mo>
        <mn>1</mn>
      </mrow>
      <mspace width="0.5em"/>
      <mn>750</mn>
      <mrow>
        <mspace width="0.5em"/>
        <mo stretchy="false">=</mo>
        <mspace width="0.5em"/>
      </mrow>
      <mn>5</mn>
      <mspace width="0.5em"/>
      <mn>250</mn>
    </mrow>
    <annotation encoding="StarMath 5.0">{3}over{10}times 17 ` 500 ` = ` 3 times 1 ` 750 ` = ` 5 ` 250</annotation>
  </semantics>
</math>
</file>

<file path=Object 16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row>
        <mo fence="true" form="prefix" stretchy="true">(</mo>
        <mrow>
          <mrow>
            <mfrac>
              <mn>6</mn>
              <mn>13</mn>
            </mfrac>
            <mrow>
              <mspace width="0.5em"/>
              <mo stretchy="false">+</mo>
              <mspace width="0.5em"/>
            </mrow>
            <mfrac>
              <mn>4</mn>
              <mn>9</mn>
            </mfrac>
          </mrow>
        </mrow>
        <mo fence="true" form="postfix" stretchy="true">)</mo>
      </mrow>
      <mrow>
        <mspace width="0.5em"/>
        <mo stretchy="false">=</mo>
        <mspace width="0.5em"/>
      </mrow>
      <mn>1</mn>
      <mrow>
        <mspace width="0.5em"/>
        <mo stretchy="false">−</mo>
        <mspace width="0.5em"/>
      </mrow>
      <mrow>
        <mo fence="true" form="prefix" stretchy="true">(</mo>
        <mrow>
          <mrow>
            <mfrac>
              <mn>54</mn>
              <mn>117</mn>
            </mfrac>
            <mrow>
              <mspace width="0.5em"/>
              <mo stretchy="false">+</mo>
              <mspace width="0.5em"/>
            </mrow>
            <mfrac>
              <mn>52</mn>
              <mn>117</mn>
            </mfrac>
          </mrow>
        </mrow>
        <mo fence="true" form="postfix" stretchy="true">)</mo>
      </mrow>
    </mrow>
    <annotation encoding="StarMath 5.0">1 ` - `  left ( 6 over 13 ` + `  4 over 9 right ) ` = ` 1 ` - `  left ( 54 over 117 ` + `  52 over 117 right ) 
</annotation>
  </semantics>
</math>
</file>

<file path=Object 17/content.xml><?xml version="1.0" encoding="utf-8"?>
<math xmlns="http://www.w3.org/1998/Math/MathML" display="block">
  <semantics>
    <mrow>
      <mfrac>
        <mn>117</mn>
        <mn>11</mn>
      </mfrac>
      <mrow>
        <mspace width="0.5em"/>
        <mo stretchy="false">×</mo>
        <mspace width="0.5em"/>
      </mrow>
      <mn>583</mn>
      <mrow>
        <mspace width="0.5em"/>
        <mo stretchy="false">=</mo>
        <mspace width="0.5em"/>
      </mrow>
      <mn>6</mn>
      <mspace width="0.5em"/>
      <mn>201</mn>
    </mrow>
    <annotation encoding="StarMath 5.0">{117}over{11} ` times `  583 ` = ` 6 ` 201</annotation>
  </semantics>
</math>
</file>

<file path=Object 18/content.xml><?xml version="1.0" encoding="utf-8"?>
<math xmlns="http://www.w3.org/1998/Math/MathML" display="block">
  <semantics>
    <mfrac>
      <mn>1</mn>
      <mn>6</mn>
    </mfrac>
    <annotation encoding="StarMath 5.0">1 over6</annotation>
  </semantics>
</math>
</file>

<file path=Object 19/content.xml><?xml version="1.0" encoding="utf-8"?>
<math xmlns="http://www.w3.org/1998/Math/MathML" display="block">
  <semantics>
    <mrow>
      <mfrac>
        <mn>1</mn>
        <mn>6</mn>
      </mfrac>
      <mrow>
        <mspace width="0.5em"/>
        <mo stretchy="false">×</mo>
        <mspace width="0.5em"/>
      </mrow>
      <mn>3</mn>
      <mrow>
        <mspace width="0.5em"/>
        <mo stretchy="false">=</mo>
        <mspace width="0.5em"/>
      </mrow>
      <mfrac>
        <mn>1</mn>
        <mn>2</mn>
      </mfrac>
    </mrow>
    <annotation encoding="StarMath 5.0">{1}over{6} ` times `  3 ` = ` 1 over 2</annotation>
  </semantics>
</math>
</file>

<file path=Object 2/content.xml><?xml version="1.0" encoding="utf-8"?>
<math xmlns="http://www.w3.org/1998/Math/MathML" display="block">
  <semantics>
    <mrow>
      <mfrac>
        <mn>1</mn>
        <mn>4</mn>
      </mfrac>
      <mrow>
        <mspace width="0.5em"/>
        <mo stretchy="false">×</mo>
        <mspace width="0.5em"/>
      </mrow>
      <mn>28</mn>
      <mrow>
        <mspace width="0.5em"/>
        <mo stretchy="false">=</mo>
        <mspace width="0.5em"/>
      </mrow>
      <mn>7</mn>
    </mrow>
    <annotation encoding="StarMath 5.0">{1}over{4} ` times `  28 ` = ` 7</annotation>
  </semantics>
</math>
</file>

<file path=Object 20/content.xml><?xml version="1.0" encoding="utf-8"?>
<math xmlns="http://www.w3.org/1998/Math/MathML" display="block">
  <semantics>
    <mrow>
      <mfrac>
        <mn>1</mn>
        <mn>2</mn>
      </mfrac>
      <mrow>
        <mspace width="0.5em"/>
        <mo stretchy="false">×</mo>
        <mspace width="0.5em"/>
      </mrow>
      <mn>8</mn>
      <mrow>
        <mspace width="0.5em"/>
        <mo stretchy="false">=</mo>
        <mspace width="0.5em"/>
      </mrow>
      <mn>4</mn>
    </mrow>
    <annotation encoding="StarMath 5.0">{1}over{2} ` times `  8 ` = ` 4</annotation>
  </semantics>
</math>
</file>

<file path=Object 21/content.xml><?xml version="1.0" encoding="utf-8"?>
<math xmlns="http://www.w3.org/1998/Math/MathML" display="block">
  <semantics>
    <mrow>
      <mn>1</mn>
      <mrow>
        <mspace width="0.5em"/>
        <mo stretchy="false">−</mo>
        <mspace width="0.5em"/>
      </mrow>
      <mfrac>
        <mn>5</mn>
        <mn>17</mn>
      </mfrac>
      <mrow>
        <mspace width="0.5em"/>
        <mo stretchy="false">=</mo>
        <mspace width="0.5em"/>
      </mrow>
      <mfrac>
        <mn>17</mn>
        <mn>17</mn>
      </mfrac>
      <mrow>
        <mspace width="0.5em"/>
        <mo stretchy="false">−</mo>
        <mspace width="0.5em"/>
      </mrow>
      <mfrac>
        <mn>5</mn>
        <mn>17</mn>
      </mfrac>
      <mrow>
        <mspace width="0.5em"/>
        <mo stretchy="false">=</mo>
        <mspace width="0.5em"/>
      </mrow>
      <mfrac>
        <mn>12</mn>
        <mn>17</mn>
      </mfrac>
    </mrow>
    <annotation encoding="StarMath 5.0">1 ` - `  5 over 17 ` = `  17 over 17 ` - `  5 over 17 ` = `  12 over 17</annotation>
  </semantics>
</math>
</file>

<file path=Object 22/content.xml><?xml version="1.0" encoding="utf-8"?>
<math xmlns="http://www.w3.org/1998/Math/MathML" display="block">
  <semantics>
    <mrow>
      <mfrac>
        <mn>1</mn>
        <mn>2</mn>
      </mfrac>
      <mrow>
        <mspace width="0.5em"/>
        <mo stretchy="false">×</mo>
        <mspace width="0.5em"/>
      </mrow>
      <mfrac>
        <mn>12</mn>
        <mn>17</mn>
      </mfrac>
      <mrow>
        <mspace width="0.5em"/>
        <mo stretchy="false">=</mo>
        <mspace width="0.5em"/>
      </mrow>
      <mfrac>
        <mn>6</mn>
        <mn>17</mn>
      </mfrac>
    </mrow>
    <annotation encoding="StarMath 5.0">{1}over{2} ` times ` {12 over 17} ` = ` 6 over 17</annotation>
  </semantics>
</math>
</file>

<file path=Object 23/content.xml><?xml version="1.0" encoding="utf-8"?>
<math xmlns="http://www.w3.org/1998/Math/MathML" display="block">
  <semantics>
    <mrow>
      <mfrac>
        <mn>6</mn>
        <mn>17</mn>
      </mfrac>
      <mrow>
        <mspace width="0.5em"/>
        <mo stretchy="false">×</mo>
        <mspace width="0.5em"/>
      </mrow>
      <mi>S</mi>
      <mrow>
        <mspace width="0.5em"/>
        <mo stretchy="false">=</mo>
        <mspace width="0.5em"/>
      </mrow>
      <mn>180</mn>
      <mspace width="0.5em"/>
      <mn>000</mn>
      <mspace width="0.5em"/>
      <mn>000</mn>
    </mrow>
    <annotation encoding="StarMath 5.0">{6}over{17} ` times `  S ` = ` 180 ` 000 ` 000</annotation>
  </semantics>
</math>
</file>

<file path=Object 24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row>
        <mn>180</mn>
        <mspace width="0.5em"/>
        <mn>000</mn>
        <mspace width="0.5em"/>
        <mn>000</mn>
      </mrow>
      <mrow>
        <mspace width="0.5em"/>
        <mo stretchy="false">×</mo>
        <mspace width="0.5em"/>
      </mrow>
      <mfrac>
        <mn>17</mn>
        <mn>6</mn>
      </mfrac>
      <mrow>
        <mspace width="0.5em"/>
        <mo stretchy="false">=</mo>
        <mspace width="0.5em"/>
      </mrow>
      <mn>510</mn>
      <mspace width="0.5em"/>
      <mn>000</mn>
      <mspace width="0.5em"/>
      <mn>000</mn>
      <mspace width="0.5em"/>
      <mtext>(km²)</mtext>
    </mrow>
    <annotation encoding="StarMath 5.0">S ` = ` {180 ` 000 ` 000} ` times `  17over6 ` = ` 510 ` 000 ` 000` "(km²)"</annotation>
  </semantics>
</math>
</file>

<file path=Object 25/content.xml><?xml version="1.0" encoding="utf-8"?>
<math xmlns="http://www.w3.org/1998/Math/MathML" display="block">
  <semantics>
    <mrow>
      <mfrac>
        <mn>1</mn>
        <mn>2</mn>
      </mfrac>
      <mrow>
        <mspace width="0.5em"/>
        <mo stretchy="false">+</mo>
        <mspace width="0.5em"/>
      </mrow>
      <mfrac>
        <mn>1</mn>
        <mn>4</mn>
      </mfrac>
      <mrow>
        <mspace width="0.5em"/>
        <mo stretchy="false">+</mo>
        <mspace width="0.5em"/>
      </mrow>
      <mfrac>
        <mn>1</mn>
        <mn>7</mn>
      </mfrac>
      <mrow>
        <mspace width="0.5em"/>
        <mo stretchy="false">=</mo>
        <mspace width="0.5em"/>
      </mrow>
      <mfrac>
        <mn>25</mn>
        <mn>28</mn>
      </mfrac>
    </mrow>
    <annotation encoding="StarMath 5.0">{1}over{2} ` + `  {1}over{4}` + `{1}over{7}   ` = ` {25}over{28} </annotation>
  </semantics>
</math>
</file>

<file path=Object 26/content.xml><?xml version="1.0" encoding="utf-8"?>
<math xmlns="http://www.w3.org/1998/Math/MathML" display="block">
  <semantics>
    <mfrac>
      <mn>3</mn>
      <mn>28</mn>
    </mfrac>
    <annotation encoding="StarMath 5.0">{3}over{28} </annotation>
  </semantics>
</math>
</file>

<file path=Object 27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0</mn>
        <mn>10</mn>
      </mfrac>
      <mrow>
        <mspace width="0.5em"/>
        <mo stretchy="false">−</mo>
        <mspace width="0.5em"/>
      </mrow>
      <mfrac>
        <mn>4</mn>
        <mn>10</mn>
      </mfrac>
      <mrow>
        <mspace width="0.5em"/>
        <mo stretchy="false">−</mo>
        <mspace width="0.5em"/>
      </mrow>
      <mfrac>
        <mn>3</mn>
        <mn>10</mn>
      </mfrac>
    </mrow>
    <annotation encoding="StarMath 5.0"> ` = ` 10 over 10 ` - `  4 over 10 ` - `  3 over 10</annotation>
  </semantics>
</math>
</file>

<file path=Object 28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3</mn>
        <mn>10</mn>
      </mfrac>
    </mrow>
    <annotation encoding="StarMath 5.0">` = ` 3 over 10</annotation>
  </semantics>
</math>
</file>

<file path=Object 3/content.xml><?xml version="1.0" encoding="utf-8"?>
<math xmlns="http://www.w3.org/1998/Math/MathML" display="block">
  <semantics>
    <mfrac>
      <mn>6</mn>
      <mn>13</mn>
    </mfrac>
    <annotation encoding="StarMath 5.0">{6}over{13}</annotation>
  </semantics>
</math>
</file>

<file path=Object 4/content.xml><?xml version="1.0" encoding="utf-8"?>
<math xmlns="http://www.w3.org/1998/Math/MathML" display="block">
  <semantics>
    <mfrac>
      <mn>4</mn>
      <mn>9</mn>
    </mfrac>
    <annotation encoding="StarMath 5.0">{4}over{9}</annotation>
  </semantics>
</math>
</file>

<file path=Object 5/content.xml><?xml version="1.0" encoding="utf-8"?>
<math xmlns="http://www.w3.org/1998/Math/MathML" display="block">
  <semantics>
    <mfrac>
      <mn>1</mn>
      <mn>6</mn>
    </mfrac>
    <annotation encoding="StarMath 5.0">{1}over{6}</annotation>
  </semantics>
</math>
</file>

<file path=Object 6/content.xml><?xml version="1.0" encoding="utf-8"?>
<math xmlns="http://www.w3.org/1998/Math/MathML" display="block">
  <semantics>
    <mfrac>
      <mn>5</mn>
      <mn>17</mn>
    </mfrac>
    <annotation encoding="StarMath 5.0">{5}over{17}</annotation>
  </semantics>
</math>
</file>

<file path=Object 7/content.xml><?xml version="1.0" encoding="utf-8"?>
<math xmlns="http://www.w3.org/1998/Math/MathML" display="block">
  <semantics>
    <mfrac>
      <mn>2</mn>
      <mn>5</mn>
    </mfrac>
    <annotation encoding="StarMath 5.0">{2}over{5}</annotation>
  </semantics>
</math>
</file>

<file path=Object 8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9/content.xml><?xml version="1.0" encoding="utf-8"?>
<math xmlns="http://www.w3.org/1998/Math/MathML" display="block">
  <semantics>
    <mrow>
      <mfrac>
        <mn>1</mn>
        <mn>7</mn>
      </mfrac>
      <mrow>
        <mspace width="0.5em"/>
        <mo stretchy="false">×</mo>
        <mspace width="0.5em"/>
      </mrow>
      <mn>28</mn>
      <mrow>
        <mspace width="0.5em"/>
        <mo stretchy="false">=</mo>
        <mspace width="0.5em"/>
      </mrow>
      <mn>4</mn>
    </mrow>
    <annotation encoding="StarMath 5.0">{1}over{7} ` times `  28 ` = ` 4</annotation>
  </semantics>
</math>
</file>